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64e" officeooo:paragraph-rsid="0017d64e"/>
    </style:style>
    <style:style style:name="P2" style:family="paragraph" style:parent-style-name="Standard">
      <style:text-properties officeooo:paragraph-rsid="0017d64e"/>
    </style:style>
    <style:style style:name="P3" style:family="paragraph" style:parent-style-name="Standard">
      <style:text-properties officeooo:rsid="00193c6a" officeooo:paragraph-rsid="00193c6a"/>
    </style:style>
    <style:style style:name="P4" style:family="paragraph" style:parent-style-name="Standard">
      <style:text-properties officeooo:paragraph-rsid="00193c6a"/>
    </style:style>
    <style:style style:name="P5" style:family="paragraph" style:parent-style-name="Heading_20_3">
      <style:text-properties fo:font-weight="bold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7" style:family="paragraph" style:parent-style-name="Preformatted_20_Text">
      <style:text-properties fo:color="#a9b7c6" style:font-name="DejaVu Sans Mono" fo:font-size="9pt" officeooo:rsid="0017d64e" officeooo:paragraph-rsid="0017d64e"/>
    </style:style>
    <style:style style:name="P8" style:family="paragraph" style:parent-style-name="Preformatted_20_Text">
      <style:text-properties fo:color="#a9b7c6" style:font-name="DejaVu Sans Mono" fo:font-size="9pt" officeooo:paragraph-rsid="0017d64e"/>
    </style:style>
    <style:style style:name="P9" style:family="paragraph" style:parent-style-name="Preformatted_20_Text">
      <style:text-properties fo:color="#a9b7c6" style:font-name="DejaVu Sans Mono" fo:font-size="9pt" officeooo:paragraph-rsid="00193c6a"/>
    </style:style>
    <style:style style:name="P10" style:family="paragraph" style:parent-style-name="Preformatted_20_Text">
      <style:text-properties fo:color="#a9b7c6" style:font-name="DejaVu Sans Mono" fo:font-size="9pt" officeooo:rsid="00193c6a" officeooo:paragraph-rsid="00193c6a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DejaVu Sans Mono" fo:font-size="9pt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4" style:family="paragraph" style:parent-style-name="Preformatted_20_Text">
      <style:text-properties fo:color="#808080" style:font-name="DejaVu Sans Mono" fo:font-size="9pt" officeooo:rsid="00193c6a" officeooo:paragraph-rsid="00193c6a"/>
    </style:style>
    <style:style style:name="P1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1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rsid="00193c6a" officeooo:paragraph-rsid="00193c6a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808080" style:font-name="DejaVu Sans Mono" fo:font-size="9pt"/>
    </style:style>
    <style:style style:name="T1" style:family="text">
      <style:text-properties officeooo:rsid="0017d64e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cc7832" officeooo:rsid="0017d64e"/>
    </style:style>
    <style:style style:name="T5" style:family="text">
      <style:text-properties fo:color="#bbb529"/>
    </style:style>
    <style:style style:name="T6" style:family="text">
      <style:text-properties fo:color="#bbb529" style:font-name="DejaVu Sans Mono" fo:font-size="9pt"/>
    </style:style>
    <style:style style:name="T7" style:family="text">
      <style:text-properties fo:color="#bbb529" officeooo:rsid="0017d64e"/>
    </style:style>
    <style:style style:name="T8" style:family="text">
      <style:text-properties style:font-name="DejaVu Sans Mono" fo:font-size="9pt"/>
    </style:style>
    <style:style style:name="T9" style:family="text">
      <style:text-properties fo:color="#6a8759"/>
    </style:style>
    <style:style style:name="T10" style:family="text">
      <style:text-properties fo:color="#6a8759" style:font-name="DejaVu Sans Mono" fo:font-size="9pt"/>
    </style:style>
    <style:style style:name="T11" style:family="text">
      <style:text-properties fo:color="#ffc66d"/>
    </style:style>
    <style:style style:name="T12" style:family="text">
      <style:text-properties fo:color="#ffc66d" style:font-name="DejaVu Sans Mono" fo:font-size="9pt"/>
    </style:style>
    <style:style style:name="T13" style:family="text">
      <style:text-properties fo:color="#9876aa" style:font-name="DejaVu Sans Mono" fo:font-size="9pt"/>
    </style:style>
    <style:style style:name="T14" style:family="text">
      <style:text-properties fo:color="#9876aa" style:font-name="DejaVu Sans Mono" fo:font-size="9pt" fo:font-style="italic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ize="9pt"/>
    </style:style>
    <style:style style:name="T17" style:family="text">
      <style:text-properties fo:color="#d0d0ff" style:font-name="DejaVu Sans Mono" fo:font-size="9pt"/>
    </style:style>
    <style:style style:name="T18" style:family="text">
      <style:text-properties fo:color="#6897bb" style:font-name="DejaVu Sans Mono" fo:font-size="9pt"/>
    </style:style>
    <style:style style:name="T19" style:family="text">
      <style:text-properties fo:color="#a9b7c6" style:font-name="DejaVu Sans Mono" fo:font-size="9pt"/>
    </style:style>
    <style:style style:name="T20" style:family="text">
      <style:text-properties officeooo:rsid="00193c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es1.</text:span>Create a simple REST ful<text:span text:style-name="T1">l</text:span> service in Spring Boot which returns the Response "Welcome to spring boot".</text:p>
      <text:p text:style-name="P1">Ans.</text:p>
      <text:p text:style-name="P1"/>
      <text:p text:style-name="P8"><text:span text:style-name="T4">package </text:span><text:span text:style-name="T1">com.ajaykumar.RestfullWebServices.Controllers</text:span><text:span text:style-name="T4">;</text:span></text:p>
      <text:p text:style-name="P6"><text:span text:style-name="T2">import </text:span>org.springframework.web.bind.annotation.<text:span text:style-name="T5">GetMapp</text:span><text:span text:style-name="T7">ing</text:span></text:p>
      <text:p text:style-name="P6"><text:span text:style-name="T2">import </text:span>org.springframework.web.bind.annotation.<text:span text:style-name="T5">RestController</text:span><text:span text:style-name="T2">;</text:span></text:p>
      <text:p text:style-name="P12">@RestController</text:p>
      <text:p text:style-name="P6"><text:span text:style-name="T2">public class </text:span>HelloWorldController {</text:p>
      <text:p text:style-name="P11"><text:s text:c="4"/><text:span text:style-name="T6">@GetMapping</text:span><text:span text:style-name="T8">(</text:span><text:span text:style-name="T10">"/WelcomeBean"</text:span><text:span text:style-name="T8">)</text:span></text:p>
      <text:p text:style-name="P11"><text:s text:c="4"/><text:span text:style-name="T3">public </text:span><text:span text:style-name="T8">WelcomeBean </text:span><text:span text:style-name="T12">getWelcomeBean</text:span><text:span text:style-name="T8">(){</text:span></text:p>
      <text:p text:style-name="P11"><text:s text:c="8"/><text:span text:style-name="T3">return new </text:span><text:span text:style-name="T8">WelcomeBean(</text:span><text:span text:style-name="T10">"Welcome to String boot Bean"</text:span><text:span text:style-name="T8">)</text:span><text:span text:style-name="T3">;</text:span></text:p>
      <text:p text:style-name="P11"><text:span text:style-name="T2"><text:s text:c="4"/></text:span><text:span text:style-name="T8">}</text:span></text:p>
      <text:p text:style-name="P15">}</text:p>
      <text:p text:style-name="P1"/>
      <text:p text:style-name="P1"/>
      <text:p text:style-name="P2"><text:span text:style-name="T1">Ques2.</text:span>Create an Employee Bean(id, name, age) and service to  perform different operations related to employee.</text:p>
      <text:p text:style-name="P1">Ans.</text:p>
      <text:p text:style-name="P1"/>
      <text:p text:style-name="P7"><text:span text:style-name="T2">package </text:span>com.ajaykumar.RestfullWebServices.Entity<text:span text:style-name="T2">;</text:span></text:p>
      <text:p text:style-name="P6"><text:span text:style-name="T2">import </text:span>javax.validation.constraints.<text:span text:style-name="T5">Size</text:span><text:span text:style-name="T2">;</text:span></text:p>
      <text:p text:style-name="P6"><text:span text:style-name="T2">public class </text:span>Employee {</text:p>
      <text:p text:style-name="P11"><text:s text:c="4"/><text:span text:style-name="T3">int </text:span><text:span text:style-name="T13">id</text:span><text:span text:style-name="T3">;</text:span></text:p>
      <text:p text:style-name="P11"><text:span text:style-name="T2"><text:s text:c="4"/></text:span><text:span text:style-name="T3">int </text:span><text:span text:style-name="T13">age</text:span><text:span text:style-name="T3">;</text:span></text:p>
      <text:p text:style-name="P11"><text:span text:style-name="T15"><text:s text:c="4"/></text:span><text:span text:style-name="T6">@Size</text:span><text:span text:style-name="T8">(</text:span><text:span text:style-name="T17">min</text:span><text:span text:style-name="T8">=</text:span><text:span text:style-name="T18">3</text:span><text:span text:style-name="T3">,</text:span><text:span text:style-name="T17">message </text:span><text:span text:style-name="T8">= </text:span><text:span text:style-name="T10">"Should have length of name greater than 3"</text:span><text:span text:style-name="T8">)</text:span></text:p>
      <text:p text:style-name="P11"><text:s text:c="4"/><text:span text:style-name="T8">String </text:span><text:span text:style-name="T13">name</text:span><text:span text:style-name="T3">;</text:span></text:p>
      <text:p text:style-name="P11"><text:span text:style-name="T2"><text:s text:c="2"/></text:span><text:span text:style-name="T12">Employee</text:span><text:span text:style-name="T8">(){</text:span></text:p>
      <text:p text:style-name="P11"><text:s text:c="2"/><text:span text:style-name="T8">}</text:span></text:p>
      <text:p text:style-name="P11"><text:s text:c="2"/><text:span text:style-name="T3">public </text:span><text:span text:style-name="T12">Employee</text:span><text:span text:style-name="T8">(</text:span><text:span text:style-name="T3">int </text:span><text:span text:style-name="T8">id</text:span><text:span text:style-name="T3">, int </text:span><text:span text:style-name="T8">age</text:span><text:span text:style-name="T3">, </text:span><text:span text:style-name="T8">String name){</text:span></text:p>
      <text:p text:style-name="P11"><text:s text:c="6"/><text:span text:style-name="T3">this</text:span><text:span text:style-name="T8">.</text:span><text:span text:style-name="T13">id</text:span><text:span text:style-name="T8">=id</text:span><text:span text:style-name="T3">;</text:span></text:p>
      <text:p text:style-name="P11"><text:span text:style-name="T2"><text:s text:c="6"/></text:span><text:span text:style-name="T3">this</text:span><text:span text:style-name="T8">.</text:span><text:span text:style-name="T13">age</text:span><text:span text:style-name="T8">=age</text:span><text:span text:style-name="T3">;</text:span></text:p>
      <text:p text:style-name="P11"><text:span text:style-name="T2"><text:s text:c="6"/></text:span><text:span text:style-name="T3">this</text:span><text:span text:style-name="T8">.</text:span><text:span text:style-name="T13">name</text:span><text:span text:style-name="T8">=name</text:span><text:span text:style-name="T3">;</text:span></text:p>
      <text:p text:style-name="P11"><text:span text:style-name="T2"><text:s text:c="2"/></text:span><text:span text:style-name="T8">}</text:span></text:p>
      <text:p text:style-name="P11"><text:s text:c="4"/><text:span text:style-name="T6">@Override</text:span></text:p>
      <text:p text:style-name="P11"><text:span text:style-name="T5"><text:s text:c="4"/></text:span><text:span text:style-name="T3">public </text:span><text:span text:style-name="T8">String </text:span><text:span text:style-name="T12">toString</text:span><text:span text:style-name="T8">() {</text:span></text:p>
      <text:p text:style-name="P11"><text:s text:c="8"/><text:span text:style-name="T3">return </text:span><text:span text:style-name="T10">"Employee{" </text:span><text:span text:style-name="T8">+</text:span></text:p>
      <text:p text:style-name="P11"><text:s text:c="16"/><text:span text:style-name="T10">"id=" </text:span><text:span text:style-name="T8">+ </text:span><text:span text:style-name="T13">id </text:span><text:span text:style-name="T8">+</text:span></text:p>
      <text:p text:style-name="P11"><text:s text:c="16"/><text:span text:style-name="T10">", age=" </text:span><text:span text:style-name="T8">+ </text:span><text:span text:style-name="T13">age </text:span><text:span text:style-name="T8">+</text:span></text:p>
      <text:p text:style-name="P11"><text:s text:c="16"/><text:span text:style-name="T10">", name='" </text:span><text:span text:style-name="T8">+ </text:span><text:span text:style-name="T13">name </text:span><text:span text:style-name="T8">+ </text:span><text:span text:style-name="T10">'</text:span><text:span text:style-name="T3">\'</text:span><text:span text:style-name="T10">' </text:span><text:span text:style-name="T8">+</text:span></text:p>
      <text:p text:style-name="P11"><text:s text:c="16"/><text:span text:style-name="T10">'}'</text:span><text:span text:style-name="T3">;</text:span></text:p>
      <text:p text:style-name="P11"><text:span text:style-name="T2"><text:s text:c="4"/></text:span><text:span text:style-name="T8">}</text:span></text:p>
      <text:p text:style-name="P11"><text:s text:c="4"/><text:span text:style-name="T3">public int </text:span><text:span text:style-name="T12">getId</text:span><text:span text:style-name="T8">() {</text:span></text:p>
      <text:p text:style-name="P11"><text:s text:c="8"/><text:span text:style-name="T3">return </text:span><text:span text:style-name="T13">id</text:span><text:span text:style-name="T3">;</text:span></text:p>
      <text:p text:style-name="P11"><text:span text:style-name="T2"><text:s text:c="4"/></text:span><text:span text:style-name="T8">}</text:span></text:p>
      <text:p text:style-name="P11"><text:s text:c="4"/><text:span text:style-name="T3">public void </text:span><text:span text:style-name="T12">setId</text:span><text:span text:style-name="T8">(</text:span><text:span text:style-name="T3">int </text:span><text:span text:style-name="T8">id) {</text:span></text:p>
      <text:p text:style-name="P11"><text:s text:c="8"/><text:span text:style-name="T3">this</text:span><text:span text:style-name="T8">.</text:span><text:span text:style-name="T13">id </text:span><text:span text:style-name="T8">= id</text:span><text:span text:style-name="T3">;</text:span></text:p>
      <text:p text:style-name="P11"><text:span text:style-name="T2"><text:s text:c="4"/></text:span><text:span text:style-name="T8">}</text:span></text:p>
      <text:p text:style-name="P11"><text:s text:c="4"/><text:span text:style-name="T3">public int </text:span><text:span text:style-name="T12">getAge</text:span><text:span text:style-name="T8">() {</text:span></text:p>
      <text:p text:style-name="P11"><text:s text:c="8"/><text:span text:style-name="T3">return </text:span><text:span text:style-name="T13">age</text:span><text:span text:style-name="T3">;</text:span></text:p>
      <text:p text:style-name="P11"><text:span text:style-name="T2"><text:s text:c="4"/></text:span><text:span text:style-name="T8">}</text:span></text:p>
      <text:p text:style-name="P11"><text:s text:c="4"/><text:span text:style-name="T3">public void </text:span><text:span text:style-name="T12">setAge</text:span><text:span text:style-name="T8">(</text:span><text:span text:style-name="T3">int </text:span><text:span text:style-name="T8">age) {</text:span></text:p>
      <text:p text:style-name="P11"><text:s text:c="8"/><text:span text:style-name="T3">this</text:span><text:span text:style-name="T8">.</text:span><text:span text:style-name="T13">age </text:span><text:span text:style-name="T8">= age</text:span><text:span text:style-name="T3">;</text:span></text:p>
      <text:p text:style-name="P11"><text:span text:style-name="T2"><text:s text:c="4"/></text:span><text:span text:style-name="T8">}</text:span></text:p>
      <text:p text:style-name="P11"><text:s text:c="4"/><text:span text:style-name="T3">public </text:span><text:span text:style-name="T8">String </text:span><text:span text:style-name="T12">getName</text:span><text:span text:style-name="T8">() {</text:span></text:p>
      <text:p text:style-name="P11"><text:s text:c="8"/><text:span text:style-name="T3">return </text:span><text:span text:style-name="T13">name</text:span><text:span text:style-name="T3">;</text:span></text:p>
      <text:p text:style-name="P11"><text:soft-page-break/><text:span text:style-name="T2"><text:s text:c="4"/></text:span><text:span text:style-name="T8">}</text:span></text:p>
      <text:p text:style-name="P11"><text:s text:c="4"/><text:span text:style-name="T3">public void </text:span><text:span text:style-name="T12">setName</text:span><text:span text:style-name="T8">(String name) {</text:span></text:p>
      <text:p text:style-name="P11"><text:s text:c="8"/><text:span text:style-name="T3">this</text:span><text:span text:style-name="T8">.</text:span><text:span text:style-name="T13">name </text:span><text:span text:style-name="T8">= name</text:span><text:span text:style-name="T3">;</text:span></text:p>
      <text:p text:style-name="P11"><text:span text:style-name="T2"><text:s text:c="4"/></text:span><text:span text:style-name="T8">}</text:span></text:p>
      <text:p text:style-name="P15">}</text:p>
      <text:p text:style-name="P1">Services:</text:p>
      <text:p text:style-name="P1"/>
      <text:p text:style-name="P1"/>
      <text:p text:style-name="P7"><text:span text:style-name="T2">package </text:span>com.ajaykumar.RestfullWebServices.DaoServices<text:span text:style-name="T2">;</text:span></text:p>
      <text:p text:style-name="P6"><text:span text:style-name="T2">import </text:span>com.ajaykumar.RestfullWebServices.Entity.Employee<text:span text:style-name="T2">;</text:span></text:p>
      <text:p text:style-name="P6"><text:span text:style-name="T2">import </text:span>org.springframework.stereotype.<text:span text:style-name="T5">Component</text:span><text:span text:style-name="T2">;</text:span></text:p>
      <text:p text:style-name="P6"><text:span text:style-name="T2">import </text:span>java.util.ArrayList<text:span text:style-name="T2">;</text:span></text:p>
      <text:p text:style-name="P6"><text:span text:style-name="T2">import </text:span>java.util.Iterator<text:span text:style-name="T2">;</text:span></text:p>
      <text:p text:style-name="P6"><text:span text:style-name="T2">import </text:span>java.util.List<text:span text:style-name="T2">;</text:span></text:p>
      <text:p text:style-name="P12">@Component</text:p>
      <text:p text:style-name="P6"><text:span text:style-name="T2">public class </text:span>EmployeeDaoServices {</text:p>
      <text:p text:style-name="P11"><text:s text:c="4"/><text:span text:style-name="T3">static public </text:span><text:span text:style-name="T8">List&lt;Employee&gt; </text:span><text:span text:style-name="T14">employeeList </text:span><text:span text:style-name="T8">= </text:span><text:span text:style-name="T3">new </text:span><text:span text:style-name="T8">ArrayList&lt;&gt;()</text:span><text:span text:style-name="T3">;</text:span></text:p>
      <text:p text:style-name="P11"><text:span text:style-name="T2"><text:s text:c="4"/></text:span><text:span text:style-name="T3">static int </text:span><text:span text:style-name="T14">employeeCount </text:span><text:span text:style-name="T8">= </text:span><text:span text:style-name="T18">103</text:span><text:span text:style-name="T3">;</text:span></text:p>
      <text:p text:style-name="P11"><text:span text:style-name="T2"><text:s text:c="4"/></text:span><text:span text:style-name="T3">static </text:span><text:span text:style-name="T8">{</text:span></text:p>
      <text:p text:style-name="P11"><text:s text:c="8"/><text:span text:style-name="T14">employeeList</text:span><text:span text:style-name="T8">.add(</text:span><text:span text:style-name="T3">new </text:span><text:span text:style-name="T8">Employee(</text:span><text:span text:style-name="T18">101</text:span><text:span text:style-name="T3">, </text:span><text:span text:style-name="T18">23</text:span><text:span text:style-name="T3">, </text:span><text:span text:style-name="T10">"Ajay Kumar"</text:span><text:span text:style-name="T8">))</text:span><text:span text:style-name="T3">;</text:span></text:p>
      <text:p text:style-name="P11"><text:span text:style-name="T2"><text:s text:c="8"/></text:span><text:span text:style-name="T14">employeeList</text:span><text:span text:style-name="T8">.add(</text:span><text:span text:style-name="T3">new </text:span><text:span text:style-name="T8">Employee(</text:span><text:span text:style-name="T18">102</text:span><text:span text:style-name="T3">, </text:span><text:span text:style-name="T18">25</text:span><text:span text:style-name="T3">, </text:span><text:span text:style-name="T10">"Chirag Bohet"</text:span><text:span text:style-name="T8">))</text:span><text:span text:style-name="T3">;</text:span></text:p>
      <text:p text:style-name="P11"><text:span text:style-name="T2"><text:s text:c="8"/></text:span><text:span text:style-name="T14">employeeList</text:span><text:span text:style-name="T8">.add(</text:span><text:span text:style-name="T3">new </text:span><text:span text:style-name="T8">Employee(</text:span><text:span text:style-name="T18">103</text:span><text:span text:style-name="T3">, </text:span><text:span text:style-name="T18">27</text:span><text:span text:style-name="T3">, </text:span><text:span text:style-name="T10">"Harsh Beniwal"</text:span><text:span text:style-name="T8">))</text:span><text:span text:style-name="T3">;</text:span></text:p>
      <text:p text:style-name="P11"><text:span text:style-name="T2"><text:s text:c="4"/></text:span><text:span text:style-name="T8">}</text:span></text:p>
      <text:p text:style-name="P11"><text:s text:c="4"/><text:span text:style-name="T3">public </text:span><text:span text:style-name="T8">List&lt;Employee&gt; </text:span><text:span text:style-name="T12">findAll</text:span><text:span text:style-name="T8">() {</text:span></text:p>
      <text:p text:style-name="P11"><text:s text:c="8"/><text:span text:style-name="T3">return </text:span><text:span text:style-name="T14">employeeList</text:span><text:span text:style-name="T3">;</text:span></text:p>
      <text:p text:style-name="P11"><text:span text:style-name="T2"><text:s text:c="4"/></text:span><text:span text:style-name="T8">}</text:span></text:p>
      <text:p text:style-name="P11"><text:s text:c="4"/><text:span text:style-name="T3">public </text:span><text:span text:style-name="T8">Employee </text:span><text:span text:style-name="T12">findEmployee</text:span><text:span text:style-name="T8">(</text:span><text:span text:style-name="T3">int </text:span><text:span text:style-name="T8">id) {</text:span></text:p>
      <text:p text:style-name="P11"><text:s text:c="8"/><text:span text:style-name="T3">for </text:span><text:span text:style-name="T8">(Employee e : </text:span><text:span text:style-name="T14">employeeList</text:span><text:span text:style-name="T8">) {</text:span></text:p>
      <text:p text:style-name="P11"><text:s text:c="12"/><text:span text:style-name="T3">if </text:span><text:span text:style-name="T8">(e.getId() == id) {</text:span></text:p>
      <text:p text:style-name="P11"><text:s text:c="16"/><text:span text:style-name="T3">return </text:span><text:span text:style-name="T8">e</text:span><text:span text:style-name="T3">;</text:span></text:p>
      <text:p text:style-name="P11"><text:span text:style-name="T2"><text:s text:c="12"/></text:span><text:span text:style-name="T8">}</text:span></text:p>
      <text:p text:style-name="P11"><text:s text:c="8"/><text:span text:style-name="T8">}</text:span></text:p>
      <text:p text:style-name="P11"><text:s text:c="8"/><text:span text:style-name="T3">return null;</text:span></text:p>
      <text:p text:style-name="P11"><text:span text:style-name="T2"><text:s text:c="4"/></text:span><text:span text:style-name="T8">}</text:span></text:p>
      <text:p text:style-name="P11"><text:s text:c="4"/><text:span text:style-name="T3">public </text:span><text:span text:style-name="T8">Employee </text:span><text:span text:style-name="T12">addEmployee</text:span><text:span text:style-name="T8">(Employee employee) {</text:span></text:p>
      <text:p text:style-name="P11"><text:s text:c="8"/><text:span text:style-name="T3">if </text:span><text:span text:style-name="T8">(employee.getId() == </text:span><text:span text:style-name="T18">0</text:span><text:span text:style-name="T8">) {</text:span></text:p>
      <text:p text:style-name="P11"><text:s text:c="12"/><text:span text:style-name="T8">employee.setId(++</text:span><text:span text:style-name="T14">employeeCount</text:span><text:span text:style-name="T8">)</text:span><text:span text:style-name="T3">;</text:span></text:p>
      <text:p text:style-name="P11"><text:span text:style-name="T2"><text:s text:c="8"/></text:span><text:span text:style-name="T8">}</text:span></text:p>
      <text:p text:style-name="P11"><text:s text:c="8"/><text:span text:style-name="T14">employeeList</text:span><text:span text:style-name="T8">.add(employee)</text:span><text:span text:style-name="T3">;</text:span></text:p>
      <text:p text:style-name="P11"><text:span text:style-name="T2"><text:s text:c="8"/></text:span><text:span text:style-name="T3">return </text:span><text:span text:style-name="T8">employee</text:span><text:span text:style-name="T3">;</text:span></text:p>
      <text:p text:style-name="P11"><text:span text:style-name="T2"><text:s text:c="4"/></text:span><text:span text:style-name="T8">}</text:span></text:p>
      <text:p text:style-name="P11"><text:s text:c="4"/><text:span text:style-name="T3">public </text:span><text:span text:style-name="T8">Employee </text:span><text:span text:style-name="T12">deleteEmployee</text:span><text:span text:style-name="T8">(</text:span><text:span text:style-name="T3">int </text:span><text:span text:style-name="T8">id) {</text:span></text:p>
      <text:p text:style-name="P11"><text:s text:c="8"/><text:span text:style-name="T8">Iterator&lt;Employee&gt; employeesIterator = </text:span><text:span text:style-name="T14">employeeList</text:span><text:span text:style-name="T8">.iterator()</text:span><text:span text:style-name="T3">;</text:span></text:p>
      <text:p text:style-name="P11"><text:span text:style-name="T2"><text:s text:c="8"/></text:span><text:span text:style-name="T3">while </text:span><text:span text:style-name="T8">(employeesIterator.hasNext()) {</text:span></text:p>
      <text:p text:style-name="P11"><text:s text:c="12"/><text:span text:style-name="T8">Employee employee = employeesIterator.next()</text:span><text:span text:style-name="T3">;</text:span></text:p>
      <text:p text:style-name="P11"><text:span text:style-name="T2"><text:s text:c="12"/></text:span><text:span text:style-name="T3">if </text:span><text:span text:style-name="T8">(employee.getId() == id) {</text:span></text:p>
      <text:p text:style-name="P11"><text:s text:c="16"/><text:span text:style-name="T8">employeesIterator.remove()</text:span><text:span text:style-name="T3">;</text:span></text:p>
      <text:p text:style-name="P11"><text:span text:style-name="T2"><text:s text:c="16"/></text:span><text:span text:style-name="T3">return </text:span><text:span text:style-name="T8">employee</text:span><text:span text:style-name="T3">;</text:span></text:p>
      <text:p text:style-name="P11"><text:span text:style-name="T2"><text:s text:c="12"/></text:span><text:span text:style-name="T8">}</text:span></text:p>
      <text:p text:style-name="P11"><text:s text:c="8"/><text:span text:style-name="T8">}</text:span></text:p>
      <text:p text:style-name="P11"><text:s text:c="8"/><text:span text:style-name="T3">return null;</text:span></text:p>
      <text:p text:style-name="P11"><text:span text:style-name="T2"><text:s text:c="4"/></text:span><text:span text:style-name="T8">}</text:span></text:p>
      <text:p text:style-name="P6"/>
      <text:p text:style-name="P1"/>
      <text:p text:style-name="P1"/>
      <text:p text:style-name="P1"/>
      <text:p text:style-name="P1"/>
      <text:p text:style-name="P2"><text:soft-page-break/><text:span text:style-name="T1">Ques3.</text:span>Implement GET http request for Employee to get list of employees.</text:p>
      <text:p text:style-name="P1">Ans.</text:p>
      <text:p text:style-name="P1"/>
      <text:p text:style-name="P8"><text:span text:style-name="T2">public </text:span>List&lt;Employee&gt; <text:span text:style-name="T11">findAll</text:span>() {</text:p>
      <text:p text:style-name="P11"><text:s text:c="4"/><text:span text:style-name="T3">return </text:span><text:span text:style-name="T14">employeeList</text:span><text:span text:style-name="T3">;</text:span></text:p>
      <text:p text:style-name="P6">}</text:p>
      <text:p text:style-name="P6"><text:span text:style-name="T2">public </text:span>Employee <text:span text:style-name="T11">findEmployee</text:span>(<text:span text:style-name="T2">int </text:span>id) {</text:p>
      <text:p text:style-name="P11"><text:s text:c="4"/><text:span text:style-name="T3">for </text:span><text:span text:style-name="T8">(Employee e : </text:span><text:span text:style-name="T14">employeeList</text:span><text:span text:style-name="T8">) {</text:span></text:p>
      <text:p text:style-name="P11"><text:s text:c="8"/><text:span text:style-name="T3">if </text:span><text:span text:style-name="T8">(e.getId() == id) {</text:span></text:p>
      <text:p text:style-name="P11"><text:s text:c="12"/><text:span text:style-name="T3">return </text:span><text:span text:style-name="T8">e</text:span><text:span text:style-name="T3">;</text:span></text:p>
      <text:p text:style-name="P11"><text:span text:style-name="T2"><text:s text:c="8"/></text:span><text:span text:style-name="T8">}</text:span></text:p>
      <text:p text:style-name="P11"><text:s text:c="4"/><text:span text:style-name="T8">}</text:span></text:p>
      <text:p text:style-name="P11"><text:s text:c="4"/><text:span text:style-name="T3">return null;</text:span></text:p>
      <text:p text:style-name="P18"><text:span text:style-name="T19">}</text:span></text:p>
      <text:p text:style-name="P2"/>
      <text:p text:style-name="P2"/>
      <text:p text:style-name="P8"><text:span text:style-name="T5">@GetMapping</text:span>(<text:span text:style-name="T9">"/Employees"</text:span>)</text:p>
      <text:p text:style-name="P6"><text:span text:style-name="T2">public </text:span>List&lt;Employee&gt; <text:span text:style-name="T11">getAllEmployee</text:span>() {</text:p>
      <text:p text:style-name="P11"><text:s text:c="4"/><text:span text:style-name="T8">List&lt;Employee&gt; resultEmployee = </text:span><text:span text:style-name="T13">employeeDaoServices</text:span><text:span text:style-name="T8">.findAll()</text:span><text:span text:style-name="T3">;</text:span></text:p>
      <text:p text:style-name="P11"><text:span text:style-name="T2"><text:s text:c="4"/></text:span><text:span text:style-name="T3">return </text:span><text:span text:style-name="T8">resultEmployee</text:span><text:span text:style-name="T3">;</text:span></text:p>
      <text:p text:style-name="P15">}</text:p>
      <text:p text:style-name="P2"/>
      <text:p text:style-name="P2"/>
      <text:p text:style-name="P2"><text:span text:style-name="T1">Ques4.</text:span>Implement GET http request using path variable to get one employee.</text:p>
      <text:p text:style-name="P1">Ans.</text:p>
      <text:p text:style-name="P1"/>
      <text:p text:style-name="P1"/>
      <text:p text:style-name="P8"><text:span text:style-name="T2">public </text:span>Employee <text:span text:style-name="T11">findEmployee</text:span>(<text:span text:style-name="T2">int </text:span>id) {</text:p>
      <text:p text:style-name="P11"><text:s text:c="4"/><text:span text:style-name="T3">for </text:span><text:span text:style-name="T8">(Employee e : </text:span><text:span text:style-name="T14">employeeList</text:span><text:span text:style-name="T8">) {</text:span></text:p>
      <text:p text:style-name="P11"><text:s text:c="8"/><text:span text:style-name="T3">if </text:span><text:span text:style-name="T8">(e.getId() == id) {</text:span></text:p>
      <text:p text:style-name="P11"><text:s text:c="12"/><text:span text:style-name="T3">return </text:span><text:span text:style-name="T8">e</text:span><text:span text:style-name="T3">;</text:span></text:p>
      <text:p text:style-name="P11"><text:span text:style-name="T2"><text:s text:c="8"/></text:span><text:span text:style-name="T8">}</text:span></text:p>
      <text:p text:style-name="P11"><text:s text:c="4"/><text:span text:style-name="T8">}</text:span></text:p>
      <text:p text:style-name="P11"><text:s text:c="4"/><text:span text:style-name="T3">return null;</text:span></text:p>
      <text:p text:style-name="P15">}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>@GetMapping</text:span>(<text:span text:style-name="T9">"/Employees/{id}"</text:span>)</text:p>
      <text:p text:style-name="P6"><text:span text:style-name="T2">public </text:span>Employee <text:span text:style-name="T11">getEmployee</text:span>(<text:span text:style-name="T5">@PathVariable </text:span><text:span text:style-name="T2">int </text:span>id) {</text:p>
      <text:p text:style-name="P11"><text:s text:c="4"/><text:span text:style-name="T8">Employee employee = </text:span><text:span text:style-name="T13">employeeDaoServices</text:span><text:span text:style-name="T8">.findEmployee(id)</text:span><text:span text:style-name="T3">;</text:span></text:p>
      <text:p text:style-name="P11"><text:span text:style-name="T2"><text:s text:c="4"/></text:span><text:span text:style-name="T3">return </text:span><text:span text:style-name="T8">employee</text:span><text:span text:style-name="T3">;</text:span></text:p>
      <text:p text:style-name="P15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Ques5.</text:span>Implement POST http request for Employee to create a new employee.</text:p>
      <text:p text:style-name="P1">Ans.</text:p>
      <text:p text:style-name="P1"/>
      <text:p text:style-name="P7"><text:span text:style-name="T5">@PostMapping</text:span>(<text:span text:style-name="T9">"/Employees"</text:span>)</text:p>
      <text:p text:style-name="P6"><text:span text:style-name="T2">void </text:span><text:span text:style-name="T11">saveEmployee</text:span>(<text:span text:style-name="T5">@Valid @RequestBody </text:span>Employee employee) {</text:p>
      <text:p text:style-name="P11"><text:s text:c="4"/><text:span text:style-name="T13">employeeDaoServices</text:span><text:span text:style-name="T8">.addEmployee(employee)</text:span><text:span text:style-name="T3">;</text:span></text:p>
      <text:p text:style-name="P15">}</text:p>
      <text:p text:style-name="P7"><text:span text:style-name="T2">public </text:span>Employee <text:span text:style-name="T11">addEmployee</text:span>(Employee employee) {</text:p>
      <text:p text:style-name="P11"><text:s text:c="4"/><text:span text:style-name="T3">if </text:span><text:span text:style-name="T8">(employee.getId() == </text:span><text:span text:style-name="T18">0</text:span><text:span text:style-name="T8">) {</text:span></text:p>
      <text:p text:style-name="P11"><text:s text:c="8"/><text:span text:style-name="T8">employee.setId(++</text:span><text:span text:style-name="T14">employeeCount</text:span><text:span text:style-name="T8">)</text:span><text:span text:style-name="T3">;</text:span></text:p>
      <text:p text:style-name="P11"><text:span text:style-name="T2"><text:s text:c="4"/></text:span><text:span text:style-name="T8">}</text:span></text:p>
      <text:p text:style-name="P11"><text:s text:c="4"/><text:span text:style-name="T14">employeeList</text:span><text:span text:style-name="T8">.add(employee)</text:span><text:span text:style-name="T3">;</text:span></text:p>
      <text:p text:style-name="P11"><text:span text:style-name="T2"><text:s text:c="4"/></text:span><text:span text:style-name="T3">return </text:span><text:span text:style-name="T8">employee</text:span><text:span text:style-name="T3">;</text:span></text:p>
      <text:p text:style-name="P15">}</text:p>
      <text:p text:style-name="P4"><text:span text:style-name="T20">Ques.6.</text:span>Implement Exception Handling for resource not found.</text:p>
      <text:p text:style-name="P4"/>
      <text:p text:style-name="P4"/>
      <text:p text:style-name="P9"><text:span text:style-name="T2">package </text:span>com.ajaykumar.RestfullWebServices.Exceptions<text:span text:style-name="T2">;</text:span></text:p>
      <text:p text:style-name="P6"><text:span text:style-name="T2">public class </text:span>EmployeeNotFoundException <text:span text:style-name="T2">extends </text:span>RuntimeException{</text:p>
      <text:p text:style-name="P11"><text:s text:c="4"/><text:span text:style-name="T3">public </text:span><text:span text:style-name="T12">EmployeeNotFoundException</text:span><text:span text:style-name="T8">(String message){</text:span></text:p>
      <text:p text:style-name="P11"><text:s text:c="8"/><text:span text:style-name="T3">super</text:span><text:span text:style-name="T8">(message)</text:span><text:span text:style-name="T3">;</text:span></text:p>
      <text:p text:style-name="P11"><text:span text:style-name="T2"><text:s text:c="4"/></text:span><text:span text:style-name="T8">}</text:span></text:p>
      <text:p text:style-name="P15">}</text:p>
      <text:p text:style-name="P4"><text:span text:style-name="T20">Ques7.</text:span>Implement DELETE http request for Employee to delete employee.</text:p>
      <text:p text:style-name="P3">Ans.</text:p>
      <text:p text:style-name="P3"/>
      <text:p text:style-name="P9"><text:span text:style-name="T2">public </text:span>Employee <text:span text:style-name="T11">deleteEmployee</text:span>(<text:span text:style-name="T2">int </text:span>id) {</text:p>
      <text:p text:style-name="P11"><text:s text:c="4"/><text:span text:style-name="T8">Iterator&lt;Employee&gt; employeesIterator = </text:span><text:span text:style-name="T14">employeeList</text:span><text:span text:style-name="T8">.iterator()</text:span><text:span text:style-name="T3">;</text:span></text:p>
      <text:p text:style-name="P11"><text:span text:style-name="T2"><text:s text:c="4"/></text:span><text:span text:style-name="T3">while </text:span><text:span text:style-name="T8">(employeesIterator.hasNext()) {</text:span></text:p>
      <text:p text:style-name="P11"><text:s text:c="8"/><text:span text:style-name="T8">Employee employee = employeesIterator.next()</text:span><text:span text:style-name="T3">;</text:span></text:p>
      <text:p text:style-name="P11"><text:span text:style-name="T2"><text:s text:c="8"/></text:span><text:span text:style-name="T3">if </text:span><text:span text:style-name="T8">(employee.getId() == id) {</text:span></text:p>
      <text:p text:style-name="P11"><text:s text:c="12"/><text:span text:style-name="T8">employeesIterator.remove()</text:span><text:span text:style-name="T3">;</text:span></text:p>
      <text:p text:style-name="P11"><text:span text:style-name="T2"><text:s text:c="12"/></text:span><text:span text:style-name="T3">return </text:span><text:span text:style-name="T8">employee</text:span><text:span text:style-name="T3">;</text:span></text:p>
      <text:p text:style-name="P11"><text:span text:style-name="T2"><text:s text:c="8"/></text:span><text:span text:style-name="T8">}</text:span></text:p>
      <text:p text:style-name="P11"><text:s text:c="4"/><text:span text:style-name="T8">}</text:span></text:p>
      <text:p text:style-name="P11"><text:s text:c="4"/><text:span text:style-name="T3">return null;</text:span></text:p>
      <text:p text:style-name="P15">}</text:p>
      <text:p text:style-name="P9"><text:span text:style-name="T5"/></text:p>
      <text:p text:style-name="P9"><text:span text:style-name="T5">@DeleteMapping</text:span>(<text:span text:style-name="T9">"/Employees/{id}"</text:span>)</text:p>
      <text:p text:style-name="P6"><text:span text:style-name="T2">public void </text:span><text:span text:style-name="T11">deleteEmployee</text:span>(<text:span text:style-name="T5">@PathVariable </text:span><text:span text:style-name="T2">int </text:span>id) {</text:p>
      <text:p text:style-name="P11"><text:s text:c="4"/><text:span text:style-name="T8">Employee employee = </text:span><text:span text:style-name="T13">employeeDaoServices</text:span><text:span text:style-name="T8">.deleteEmployee(id)</text:span><text:span text:style-name="T3">;</text:span></text:p>
      <text:p text:style-name="P11"><text:span text:style-name="T2"><text:s text:c="4"/></text:span><text:span text:style-name="T3">if </text:span><text:span text:style-name="T8">(employee == </text:span><text:span text:style-name="T3">null</text:span><text:span text:style-name="T8">)</text:span></text:p>
      <text:p text:style-name="P11"><text:s text:c="8"/><text:span text:style-name="T3">throw new </text:span><text:span text:style-name="T8">EmployeeNotFoundException(</text:span><text:span text:style-name="T10">"id " </text:span><text:span text:style-name="T8">+ id)</text:span><text:span text:style-name="T3">;</text:span></text:p>
      <text:p text:style-name="P15">}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20">Ques8.</text:span>Implement PUT http request for Employee to update employee.</text:p>
      <text:p text:style-name="P4"/>
      <text:p text:style-name="P3">Ans.</text:p>
      <text:p text:style-name="P14"/>
      <text:p text:style-name="P14">// <text:s text:c="3"/>public Employee updateEmployee(int id){</text:p>
      <text:p text:style-name="P13">// <text:s text:c="7"/>Iterator&lt;Employee&gt; it=employeeList.iterator();</text:p>
      <text:p text:style-name="P13">// <text:s text:c="7"/>while(it.hasNext()){</text:p>
      <text:p text:style-name="P13">// <text:s text:c="11"/>Employee employee = it.next();</text:p>
      <text:p text:style-name="P13">// <text:s text:c="11"/>if(employee.getId()==id) {</text:p>
      <text:p text:style-name="P13">//</text:p>
      <text:p text:style-name="P13">// <text:s text:c="15"/>return employee;</text:p>
      <text:p text:style-name="P13">// <text:s text:c="11"/>}</text:p>
      <text:p text:style-name="P13">// <text:s text:c="7"/>}</text:p>
      <text:p text:style-name="P13">// <text:s text:c="7"/>return null;</text:p>
      <text:p text:style-name="P19">// <text:s text:c="3"/>}</text:p>
      <text:p text:style-name="P14"/>
      <text:p text:style-name="P14"/>
      <text:p text:style-name="P14"/>
      <text:p text:style-name="P14"/>
      <text:p text:style-name="P13">// <text:s text:c="3"/>@PutMapping("/UpdateEmployee/{id}")</text:p>
      <text:p text:style-name="P13">// <text:s text:c="3"/>public Employees update(@PathVariable int id,@RequestBody Employees e)</text:p>
      <text:p text:style-name="P13">// <text:s text:c="3"/>{</text:p>
      <text:p text:style-name="P13">// <text:s text:c="7"/>return s.updatemp(id,e);</text:p>
      <text:p text:style-name="P19">// <text:s text:c="3"/>}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0">Ques9.</text:span>Apply validation while create a new employee using POST http Request.</text:p>
      <text:p text:style-name="P3"/>
      <text:p text:style-name="P10"><text:span text:style-name="T2">Public class </text:span>Employee {</text:p>
      <text:p text:style-name="P11"><text:s text:c="4"/><text:span text:style-name="T3">int </text:span><text:span text:style-name="T13">id</text:span><text:span text:style-name="T3">;</text:span></text:p>
      <text:p text:style-name="P11"><text:span text:style-name="T2"><text:s text:c="4"/></text:span><text:span text:style-name="T3">int </text:span><text:span text:style-name="T13">age</text:span><text:span text:style-name="T3">;</text:span></text:p>
      <text:p text:style-name="P11"><text:span text:style-name="T2"><text:s text:c="4"/></text:span><text:span text:style-name="T16">//Question:9</text:span></text:p>
      <text:p text:style-name="P11"><text:span text:style-name="T15"><text:s text:c="4"/></text:span><text:span text:style-name="T6">@Size</text:span><text:span text:style-name="T8">(</text:span><text:span text:style-name="T17">min</text:span><text:span text:style-name="T8">=</text:span><text:span text:style-name="T18">3</text:span><text:span text:style-name="T3">,</text:span><text:span text:style-name="T17">message </text:span><text:span text:style-name="T8">= </text:span><text:span text:style-name="T10">"Should have length of name greater than 3"</text:span><text:span text:style-name="T8">)</text:span></text:p>
      <text:p text:style-name="P16"><text:s text:c="4"/><text:span text:style-name="T8">String </text:span><text:span text:style-name="T13">name</text:span><text:span text:style-name="T3">;</text:span></text:p>
      <text:p text:style-name="P17"><text:span text:style-name="T3">}</text:span></text:p>
      <text:p text:style-name="P3"/>
      <text:p text:style-name="P3"/>
      <text:p text:style-name="P10"><text:span text:style-name="T5">@PostMapping</text:span>(<text:span text:style-name="T9">"/Employees"</text:span>)</text:p>
      <text:p text:style-name="P6"><text:span text:style-name="T2">void </text:span><text:span text:style-name="T11">saveEmployee</text:span>(<text:span text:style-name="T5">@Valid @RequestBody </text:span>Employee employee) {</text:p>
      <text:p text:style-name="P11"><text:s text:c="4"/><text:span text:style-name="T13">employeeDaoServices</text:span><text:span text:style-name="T8">.addEmployee(employee)</text:span><text:span text:style-name="T3">;</text:span></text:p>
      <text:p text:style-name="P15">}</text:p>
      <text:p text:style-name="P3"/>
      <text:p text:style-name="P3"/>
      <text:p text:style-name="P3"/>
      <text:p text:style-name="P3"/>
      <text:p text:style-name="P3"/>
      <text:p text:style-name="P3"><text:soft-page-break/>Ques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text-properties fo:font-weight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RestFul Web Service Part 1</text:h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01:33:33.829882152</meta:creation-date>
    <dc:date>2020-03-15T02:14:32.452837466</dc:date>
    <meta:editing-duration>PT13M25S</meta:editing-duration>
    <meta:editing-cycles>1</meta:editing-cycles>
    <meta:document-statistic meta:table-count="0" meta:image-count="0" meta:object-count="0" meta:page-count="6" meta:paragraph-count="204" meta:word-count="620" meta:character-count="5959" meta:non-whitespace-character-count="4663"/>
    <meta:generator>LibreOffice/6.0.7.3$Linux_X86_64 LibreOffice_project/00m0$Build-3</meta:generator>
  </office:meta>
</office:document-meta>
</file>